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Consolas" svg:font-family="Consolas, 'Courier New', monospac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12" style:family="table">
      <style:table-properties style:width="17.972cm" fo:margin-left="0.002cm" fo:margin-right="0.026cm" table:align="margins" style:writing-mode="page"/>
    </style:style>
    <style:style style:name="Таблица12.A" style:family="table-column">
      <style:table-column-properties style:column-width="6.001cm" style:rel-column-width="21881*"/>
    </style:style>
    <style:style style:name="Таблица12.B" style:family="table-column">
      <style:table-column-properties style:column-width="11.972cm" style:rel-column-width="43654*"/>
    </style:style>
    <style:style style:name="Таблица12.A1" style:family="table-cell">
      <style:table-cell-properties fo:padding="0.049cm" fo:border="none"/>
    </style:style>
    <style:style style:name="Таблица12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Таблица7.2" style:family="table-row">
      <style:table-row-properties style:min-row-height="0.52cm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9.3" style:family="table-row">
      <style:table-row-properties style:min-row-height="2.468cm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text-properties style:font-name="Arial" fo:language="bg" fo:country="BG"/>
    </style:style>
    <style:style style:name="P5" style:family="paragraph" style:parent-style-name="Sender">
      <style:text-properties style:font-name="Arial" fo:language="bg" fo:country="BG" fo:font-style="normal" style:font-style-asian="normal" style:font-style-complex="normal"/>
    </style:style>
    <style:style style:name="P6" style:family="paragraph" style:parent-style-name="Table_20_Contents">
      <style:text-properties officeooo:paragraph-rsid="005b0afa"/>
    </style:style>
    <style:style style:name="P7" style:family="paragraph" style:parent-style-name="Table_20_Contents">
      <style:text-properties style:font-name="Arial" fo:language="bg" fo:country="BG" officeooo:paragraph-rsid="005959e7"/>
    </style:style>
    <style:style style:name="P8" style:family="paragraph" style:parent-style-name="Heading_20_3">
      <style:text-properties style:font-name="Arial" fo:language="bg" fo:country="BG" officeooo:paragraph-rsid="009cd2b7"/>
    </style:style>
    <style:style style:name="P9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10" style:family="paragraph" style:parent-style-name="Table_20_Contents">
      <style:text-properties officeooo:paragraph-rsid="0041af0f"/>
    </style:style>
    <style:style style:name="P11" style:family="paragraph" style:parent-style-name="Table_20_Contents">
      <style:text-properties style:font-name="Arial" fo:language="bg" fo:country="BG" officeooo:rsid="0041af0f" officeooo:paragraph-rsid="0041af0f"/>
    </style:style>
    <style:style style:name="P12" style:family="paragraph" style:parent-style-name="Heading_20_3">
      <style:text-properties style:font-name="Arial" fo:language="bg" fo:country="BG" officeooo:paragraph-rsid="009d761a"/>
    </style:style>
    <style:style style:name="P13" style:family="paragraph" style:parent-style-name="Heading_20_3">
      <style:text-properties style:font-name="Arial" fo:language="bg" fo:country="BG" officeooo:rsid="002aa9d6" officeooo:paragraph-rsid="00a1c7f9"/>
    </style:style>
    <style:style style:name="P1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916cd1"/>
    </style:style>
    <style:style style:name="P15" style:family="paragraph" style:parent-style-name="Heading_20_3">
      <style:text-properties officeooo:paragraph-rsid="00b99dc7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bg" fo:country="BG" officeooo:paragraph-rsid="00bf8270"/>
    </style:style>
    <style:style style:name="P17" style:family="paragraph" style:parent-style-name="Table_20_Contents">
      <style:text-properties officeooo:paragraph-rsid="00bf8270"/>
    </style:style>
    <style:style style:name="P18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bf8270"/>
    </style:style>
    <style:style style:name="P19" style:family="paragraph" style:parent-style-name="Heading_20_3">
      <style:text-properties officeooo:paragraph-rsid="00a771c5"/>
    </style:style>
    <style:style style:name="P20" style:family="paragraph" style:parent-style-name="Table_20_Contents">
      <style:paragraph-properties fo:text-align="end" style:justify-single-word="false"/>
      <style:text-properties style:font-name="Arial" fo:language="bg" fo:country="BG" officeooo:paragraph-rsid="00916cd1"/>
    </style:style>
    <style:style style:name="P21" style:family="paragraph" style:parent-style-name="Table_20_Contents">
      <style:text-properties officeooo:paragraph-rsid="00916cd1"/>
    </style:style>
    <style:style style:name="P22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916cd1"/>
    </style:style>
    <style:style style:name="P23" style:family="paragraph" style:parent-style-name="Heading_20_3">
      <style:text-properties style:font-name="Arial" fo:language="bg" fo:country="BG" officeooo:rsid="00548399" officeooo:paragraph-rsid="00a9151e"/>
    </style:style>
    <style:style style:name="P2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Heading_20_3">
      <style:text-properties style:font-name="Arial" fo:language="bg" fo:country="BG"/>
    </style:style>
    <style:style style:name="P26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7" style:family="paragraph" style:parent-style-name="Heading_20_3">
      <style:text-properties style:font-name="Arial" fo:language="bg" fo:country="BG" officeooo:rsid="000fb226" officeooo:paragraph-rsid="000fb226"/>
    </style:style>
    <style:style style:name="P28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9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30" style:family="paragraph" style:parent-style-name="Heading_20_3">
      <style:text-properties style:font-name="Arial" fo:language="bg" fo:country="BG" officeooo:rsid="007d718b" officeooo:paragraph-rsid="007d718b"/>
    </style:style>
    <style:style style:name="P31" style:family="paragraph" style:parent-style-name="Text_20_body">
      <style:text-properties style:font-name="Arial" fo:language="bg" fo:country="BG" officeooo:rsid="007d718b" officeooo:paragraph-rsid="007d718b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0fb226"/>
    </style:style>
    <style:style style:name="P33" style:family="paragraph" style:parent-style-name="Heading_20_3">
      <style:text-properties fo:language="bg" fo:country="BG"/>
    </style:style>
    <style:style style:name="P3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officeooo:paragraph-rsid="0010d852"/>
    </style:style>
    <style:style style:name="P35" style:family="paragraph" style:parent-style-name="Text_20_body">
      <style:text-properties style:font-name="Arial" fo:language="bg" fo:country="BG"/>
    </style:style>
    <style:style style:name="P3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b273b8"/>
    </style:style>
    <style:style style:name="P37" style:family="paragraph" style:parent-style-name="Table_20_Contents">
      <style:paragraph-properties fo:text-align="end" style:justify-single-word="false"/>
      <style:text-properties style:font-name="Arial" fo:language="bg" fo:country="BG" officeooo:paragraph-rsid="00763bef"/>
    </style:style>
    <style:style style:name="P38" style:family="paragraph" style:parent-style-name="Table_20_Contents">
      <style:text-properties officeooo:paragraph-rsid="00763bef"/>
    </style:style>
    <style:style style:name="P39" style:family="paragraph" style:parent-style-name="Table_20_Contents">
      <style:text-properties style:font-name="Arial" fo:language="bg" fo:country="BG" officeooo:paragraph-rsid="00763bef"/>
    </style:style>
    <style:style style:name="P40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763bef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b273b8"/>
    </style:style>
    <style:style style:name="P42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43" style:family="paragraph" style:parent-style-name="Table_20_Contents">
      <style:text-properties officeooo:paragraph-rsid="0013efc4"/>
    </style:style>
    <style:style style:name="P44" style:family="paragraph" style:parent-style-name="Table_20_Contents">
      <style:text-properties style:font-name="Arial" fo:language="bg" fo:country="BG" officeooo:paragraph-rsid="002e8d3a"/>
    </style:style>
    <style:style style:name="P45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46" style:family="paragraph" style:parent-style-name="Heading_20_3">
      <style:text-properties style:font-name="Arial" fo:language="bg" fo:country="BG" officeooo:paragraph-rsid="00b273b8"/>
    </style:style>
    <style:style style:name="P47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48" style:family="paragraph" style:parent-style-name="Heading_20_3">
      <style:text-properties fo:language="bg" fo:country="BG" officeooo:paragraph-rsid="00b273b8"/>
    </style:style>
    <style:style style:name="P49" style:family="paragraph" style:parent-style-name="Heading_20_3">
      <style:text-properties fo:language="bg" fo:country="BG" officeooo:paragraph-rsid="00b3f083"/>
    </style:style>
    <style:style style:name="P50" style:family="paragraph" style:parent-style-name="Table_20_Contents">
      <style:paragraph-properties fo:text-align="end" style:justify-single-word="false"/>
      <style:text-properties style:font-name="Arial" fo:language="bg" fo:country="BG" officeooo:paragraph-rsid="004efbc1"/>
    </style:style>
    <style:style style:name="P51" style:family="paragraph" style:parent-style-name="Table_20_Contents">
      <style:text-properties officeooo:paragraph-rsid="004efbc1"/>
    </style:style>
    <style:style style:name="P52" style:family="paragraph" style:parent-style-name="Table_20_Contents">
      <style:text-properties style:font-name="Arial" fo:language="bg" fo:country="BG" officeooo:paragraph-rsid="004efbc1"/>
    </style:style>
    <style:style style:name="P5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4efbc1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8536e4"/>
    </style:style>
    <style:style style:name="P55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8536e4"/>
    </style:style>
    <style:style style:name="P56" style:family="paragraph" style:parent-style-name="Table_20_Contents_20__28_user_29_">
      <style:text-properties officeooo:paragraph-rsid="008536e4"/>
    </style:style>
    <style:style style:name="P57" style:family="paragraph" style:parent-style-name="Table_20_Contents_20__28_user_29_">
      <style:paragraph-properties style:snap-to-layout-grid="false"/>
      <style:text-properties style:font-name="Arial" fo:language="bg" fo:country="BG" officeooo:paragraph-rsid="008536e4"/>
    </style:style>
    <style:style style:name="P58" style:family="paragraph" style:parent-style-name="Table_20_Contents_20__28_user_29_">
      <style:paragraph-properties style:snap-to-layout-grid="false"/>
      <style:text-properties officeooo:paragraph-rsid="008536e4"/>
    </style:style>
    <style:style style:name="P59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8536e4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8536e4"/>
    </style:style>
    <style:style style:name="P61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62" style:family="paragraph" style:parent-style-name="Table_20_Contents_20__28_user_29_">
      <style:text-properties officeooo:paragraph-rsid="0018f3e4"/>
    </style:style>
    <style:style style:name="P63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64" style:family="paragraph" style:parent-style-name="Table_20_Contents_20__28_user_29_">
      <style:paragraph-properties style:snap-to-layout-grid="false"/>
      <style:text-properties officeooo:paragraph-rsid="0018f3e4"/>
    </style:style>
    <style:style style:name="P65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66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67" style:family="paragraph" style:parent-style-name="Heading_20_3">
      <style:text-properties style:font-name="Arial" fo:language="bg" fo:country="BG" officeooo:paragraph-rsid="002e8d3a"/>
    </style:style>
    <style:style style:name="P68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69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70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71" style:family="paragraph" style:parent-style-name="Table_20_Contents_20__28_user_29_">
      <style:paragraph-properties style:snap-to-layout-grid="false"/>
      <style:text-properties officeooo:paragraph-rsid="001ea3f4"/>
    </style:style>
    <style:style style:name="P72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73" style:family="paragraph" style:parent-style-name="Standard">
      <style:text-properties fo:language="bg" fo:country="BG"/>
    </style:style>
    <style:style style:name="P74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76" style:family="paragraph" style:parent-style-name="Standard">
      <style:text-properties style:font-name="Arial" fo:language="bg" fo:country="BG"/>
    </style:style>
    <style:style style:name="T1" style:family="text">
      <style:text-properties officeooo:rsid="004208ab"/>
    </style:style>
    <style:style style:name="T2" style:family="text">
      <style:text-properties officeooo:rsid="0037be8d"/>
    </style:style>
    <style:style style:name="T3" style:family="text">
      <style:text-properties officeooo:rsid="009b5d86"/>
    </style:style>
    <style:style style:name="T4" style:family="text">
      <style:text-properties fo:language="bg" fo:country="BG"/>
    </style:style>
    <style:style style:name="T5" style:family="text">
      <style:text-properties officeooo:rsid="00363aec"/>
    </style:style>
    <style:style style:name="T6" style:family="text">
      <style:text-properties officeooo:rsid="000d4abb"/>
    </style:style>
    <style:style style:name="T7" style:family="text">
      <style:text-properties officeooo:rsid="009fb7b5"/>
    </style:style>
    <style:style style:name="T8" style:family="text">
      <style:text-properties style:font-name="Arial" officeooo:rsid="0041af0f"/>
    </style:style>
    <style:style style:name="T9" style:family="text">
      <style:text-properties fo:language="en" fo:country="US" officeooo:rsid="009cd2b7"/>
    </style:style>
    <style:style style:name="T10" style:family="text">
      <style:text-properties officeooo:rsid="0041af0f"/>
    </style:style>
    <style:style style:name="T11" style:family="text">
      <style:text-properties officeooo:rsid="009cd2b7"/>
    </style:style>
    <style:style style:name="T12" style:family="text">
      <style:text-properties officeooo:rsid="00389a3e"/>
    </style:style>
    <style:style style:name="T13" style:family="text">
      <style:text-properties style:font-name="Arial" fo:language="bg" fo:country="BG"/>
    </style:style>
    <style:style style:name="T14" style:family="text">
      <style:text-properties officeooo:rsid="00426c7f"/>
    </style:style>
    <style:style style:name="T15" style:family="text">
      <style:text-properties style:font-name="Arial"/>
    </style:style>
    <style:style style:name="T16" style:family="text">
      <style:text-properties fo:language="en" fo:country="US" officeooo:rsid="009d761a"/>
    </style:style>
    <style:style style:name="T17" style:family="text">
      <style:text-properties officeooo:rsid="009d761a"/>
    </style:style>
    <style:style style:name="T18" style:family="text">
      <style:text-properties officeooo:rsid="00a637ac"/>
    </style:style>
    <style:style style:name="T19" style:family="text">
      <style:text-properties officeooo:rsid="00a5b749"/>
    </style:style>
    <style:style style:name="T20" style:family="text">
      <style:text-properties officeooo:rsid="002c3ae5"/>
    </style:style>
    <style:style style:name="T21" style:family="text">
      <style:text-properties fo:language="en" fo:country="US" officeooo:rsid="00a1a000"/>
    </style:style>
    <style:style style:name="T22" style:family="text">
      <style:text-properties officeooo:rsid="00a1a000"/>
    </style:style>
    <style:style style:name="T23" style:family="text">
      <style:text-properties fo:language="en" fo:country="US" officeooo:rsid="00b99dc7"/>
    </style:style>
    <style:style style:name="T24" style:family="text">
      <style:text-properties fo:language="bg" fo:country="BG" officeooo:rsid="00b99dc7"/>
    </style:style>
    <style:style style:name="T25" style:family="text">
      <style:text-properties officeooo:rsid="0010d852"/>
    </style:style>
    <style:style style:name="T26" style:family="text">
      <style:text-properties style:font-name="Arial1" fo:font-size="14pt" fo:language="en" fo:country="US" officeooo:rsid="005fc665" style:font-name-asian="Lucida Sans Unicode" style:font-size-asian="14pt" style:font-name-complex="Tahoma1" style:font-size-complex="14pt"/>
    </style:style>
    <style:style style:name="T27" style:family="text">
      <style:text-properties style:font-name="Arial" fo:font-size="14pt" fo:language="en" fo:country="US" officeooo:rsid="005fc665" style:font-name-asian="Lucida Sans Unicode" style:font-size-asian="14pt" style:font-name-complex="Tahoma1" style:font-size-complex="14pt"/>
    </style:style>
    <style:style style:name="T28" style:family="text">
      <style:text-properties style:font-name="Arial" fo:font-size="14pt" fo:language="en" fo:country="US" officeooo:rsid="00a771c5" style:font-name-asian="Lucida Sans Unicode" style:font-size-asian="14pt" style:font-name-complex="Tahoma1" style:font-size-complex="14pt"/>
    </style:style>
    <style:style style:name="T29" style:family="text">
      <style:text-properties style:font-name="Arial" fo:font-size="14pt" fo:language="bg" fo:country="BG" fo:font-weight="bold" officeooo:rsid="005fc665" style:font-name-asian="Lucida Sans Unicode" style:font-size-asian="14pt" style:font-weight-asian="bold" style:font-name-complex="Tahoma1" style:font-size-complex="14pt" style:font-weight-complex="bold"/>
    </style:style>
    <style:style style:name="T30" style:family="text">
      <style:text-properties style:font-name="Arial" fo:language="bg" fo:country="BG" officeooo:rsid="00548399"/>
    </style:style>
    <style:style style:name="T31" style:family="text">
      <style:text-properties style:font-name="Arial" fo:font-size="14pt" fo:language="bg" fo:country="BG" fo:font-weight="bold" officeooo:rsid="00548399" style:font-name-asian="Lucida Sans Unicode" style:font-size-asian="14pt" style:font-weight-asian="bold" style:font-name-complex="Tahoma1" style:font-size-complex="14pt" style:font-weight-complex="bold"/>
    </style:style>
    <style:style style:name="T32" style:family="text">
      <style:text-properties style:font-name="Arial" fo:font-size="14pt" fo:language="bg" fo:country="BG" fo:font-weight="bold" officeooo:rsid="00645aca" style:font-name-asian="Lucida Sans Unicode" style:font-size-asian="14pt" style:font-weight-asian="bold" style:font-name-complex="Tahoma1" style:font-size-complex="14pt" style:font-weight-complex="bold"/>
    </style:style>
    <style:style style:name="T33" style:family="text">
      <style:text-properties style:font-name="Arial" fo:font-size="14pt" fo:language="en" fo:country="US" fo:font-weight="bold" officeooo:rsid="00a771c5" style:font-name-asian="Lucida Sans Unicode" style:font-size-asian="14pt" style:font-weight-asian="bold" style:font-name-complex="Tahoma1" style:font-size-complex="14pt" style:font-weight-complex="bold"/>
    </style:style>
    <style:style style:name="T34" style:family="text">
      <style:text-properties fo:language="bg" fo:country="BG" officeooo:rsid="00bb7c3a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a9151e"/>
    </style:style>
    <style:style style:name="T37" style:family="text">
      <style:text-properties officeooo:rsid="005817b8"/>
    </style:style>
    <style:style style:name="T38" style:family="text">
      <style:text-properties officeooo:rsid="00403f18"/>
    </style:style>
    <style:style style:name="T39" style:family="text">
      <style:text-properties officeooo:rsid="00296815"/>
    </style:style>
    <style:style style:name="T40" style:family="text">
      <style:text-properties fo:language="en" fo:country="US" officeooo:rsid="00add8fa"/>
    </style:style>
    <style:style style:name="T41" style:family="text">
      <style:text-properties fo:language="en" fo:country="US" officeooo:rsid="00af9e48"/>
    </style:style>
    <style:style style:name="T42" style:family="text">
      <style:text-properties officeooo:rsid="00b042ea"/>
    </style:style>
    <style:style style:name="T43" style:family="text">
      <style:text-properties fo:language="en" fo:country="US" officeooo:rsid="00713439"/>
    </style:style>
    <style:style style:name="T44" style:family="text">
      <style:text-properties officeooo:rsid="00713439"/>
    </style:style>
    <style:style style:name="T45" style:family="text">
      <style:text-properties style:font-name="Arial" fo:language="en" fo:country="US" officeooo:rsid="00b20d3f"/>
    </style:style>
    <style:style style:name="T46" style:family="text">
      <style:text-properties style:font-name="Arial" fo:language="en" fo:country="US"/>
    </style:style>
    <style:style style:name="T47" style:family="text">
      <style:text-properties style:font-name="Arial" fo:language="en" fo:country="US" officeooo:rsid="006d1409"/>
    </style:style>
    <style:style style:name="T48" style:family="text">
      <style:text-properties style:font-name="Arial" fo:language="bg" fo:country="BG" officeooo:rsid="006d1409"/>
    </style:style>
    <style:style style:name="T49" style:family="text">
      <style:text-properties style:font-name="Arial" fo:language="en" fo:country="US" officeooo:rsid="006c618c"/>
    </style:style>
    <style:style style:name="T50" style:family="text">
      <style:text-properties style:font-name="Arial" fo:language="en" fo:country="US" officeooo:rsid="007d012f"/>
    </style:style>
    <style:style style:name="T51" style:family="text">
      <style:text-properties fo:language="en" fo:country="US" officeooo:rsid="00b1cfff"/>
    </style:style>
    <style:style style:name="T52" style:family="text">
      <style:text-properties style:font-name="Arial" fo:language="bg" fo:country="BG" officeooo:rsid="0005746f"/>
    </style:style>
    <style:style style:name="T53" style:family="text">
      <style:text-properties style:font-name="Arial" fo:language="bg" fo:country="BG" officeooo:rsid="00100873"/>
    </style:style>
    <style:style style:name="T54" style:family="text">
      <style:text-properties fo:font-size="14pt" style:font-name-asian="Lucida Sans Unicode" style:font-size-asian="14pt" style:font-name-complex="Tahoma1" style:font-size-complex="14pt"/>
    </style:style>
    <style:style style:name="T55" style:family="text">
      <style:text-properties fo:font-size="14pt" officeooo:rsid="00b273b8" style:font-name-asian="Lucida Sans Unicode" style:font-size-asian="14pt" style:font-name-complex="Tahoma1" style:font-size-complex="14pt"/>
    </style:style>
    <style:style style:name="T56" style:family="text">
      <style:text-properties fo:font-size="14pt" fo:font-weight="bold" officeooo:rsid="00763bef" style:font-name-asian="Lucida Sans Unicode" style:font-size-asian="14pt" style:font-weight-asian="bold" style:font-name-complex="Tahoma1" style:font-size-complex="14pt" style:font-weight-complex="bold"/>
    </style:style>
    <style:style style:name="T57" style:family="text">
      <style:text-properties officeooo:rsid="00b273b8"/>
    </style:style>
    <style:style style:name="T58" style:family="text">
      <style:text-properties officeooo:rsid="00249149"/>
    </style:style>
    <style:style style:name="T59" style:family="text">
      <style:text-properties officeooo:rsid="0013efc4"/>
    </style:style>
    <style:style style:name="T60" style:family="text">
      <style:text-properties fo:font-weight="bold" officeooo:rsid="00389a3e" style:font-weight-asian="bold" style:font-weight-complex="bold"/>
    </style:style>
    <style:style style:name="T61" style:family="text">
      <style:text-properties fo:font-weight="normal" officeooo:rsid="0031a90d" style:font-weight-asian="normal" style:font-weight-complex="normal"/>
    </style:style>
    <style:style style:name="T62" style:family="text">
      <style:text-properties officeooo:rsid="00d3c0f6"/>
    </style:style>
    <style:style style:name="T63" style:family="text">
      <style:text-properties officeooo:rsid="00d62617"/>
    </style:style>
    <style:style style:name="T64" style:family="text">
      <style:text-properties style:font-name="Arial" fo:font-weight="bold" officeooo:rsid="0013efc4"/>
    </style:style>
    <style:style style:name="T65" style:family="text">
      <style:text-properties style:font-name="Arial" fo:font-weight="bold" officeooo:rsid="00b273b8"/>
    </style:style>
    <style:style style:name="T66" style:family="text">
      <style:text-properties style:font-name="Arial" officeooo:rsid="0013efc4"/>
    </style:style>
    <style:style style:name="T67" style:family="text">
      <style:text-properties style:font-name="Arial" fo:font-size="14pt" fo:font-weight="bold" officeooo:rsid="007774ba" style:font-name-asian="Lucida Sans Unicode" style:font-size-asian="14pt" style:font-weight-asian="bold" style:font-name-complex="Tahoma1" style:font-size-complex="14pt" style:font-weight-complex="bold"/>
    </style:style>
    <style:style style:name="T68" style:family="text">
      <style:text-properties style:font-name="Arial" fo:font-size="14pt" fo:font-weight="bold" officeooo:rsid="00b273b8" style:font-name-asian="Lucida Sans Unicode" style:font-size-asian="14pt" style:font-weight-asian="bold" style:font-name-complex="Tahoma1" style:font-size-complex="14pt" style:font-weight-complex="bold"/>
    </style:style>
    <style:style style:name="T69" style:family="text">
      <style:text-properties style:font-name="Arial" fo:font-weight="bold" officeooo:rsid="00539098"/>
    </style:style>
    <style:style style:name="T70" style:family="text">
      <style:text-properties style:font-name="Arial" officeooo:rsid="0005746f"/>
    </style:style>
    <style:style style:name="T71" style:family="text">
      <style:text-properties style:font-name="Arial" fo:font-size="14pt" fo:font-weight="bold" officeooo:rsid="0078f846" style:font-name-asian="Lucida Sans Unicode" style:font-size-asian="14pt" style:font-weight-asian="bold" style:font-name-complex="Tahoma1" style:font-size-complex="14pt" style:font-weight-complex="bold"/>
    </style:style>
    <style:style style:name="T72" style:family="text">
      <style:text-properties fo:font-weight="bold" officeooo:rsid="0051b7c3"/>
    </style:style>
    <style:style style:name="T73" style:family="text">
      <style:text-properties fo:font-weight="bold" officeooo:rsid="00b273b8"/>
    </style:style>
    <style:style style:name="T74" style:family="text">
      <style:text-properties officeooo:rsid="00149e5d"/>
    </style:style>
    <style:style style:name="T75" style:family="text">
      <style:text-properties fo:language="bg" fo:country="BG" officeooo:rsid="0013efc4"/>
    </style:style>
    <style:style style:name="T76" style:family="text">
      <style:text-properties fo:language="bg" fo:country="BG" fo:font-style="italic" style:font-style-asian="italic" style:font-style-complex="italic"/>
    </style:style>
    <style:style style:name="T77" style:family="text">
      <style:text-properties fo:language="bg" fo:country="BG" officeooo:rsid="00187ccd"/>
    </style:style>
    <style:style style:name="T78" style:family="text">
      <style:text-properties fo:font-weight="bold"/>
    </style:style>
    <style:style style:name="T79" style:family="text">
      <style:text-properties fo:font-weight="bold" officeooo:rsid="00542914"/>
    </style:style>
    <style:style style:name="T80" style:family="text">
      <style:text-properties style:font-name="Arial" fo:font-weight="bold"/>
    </style:style>
    <style:style style:name="T81" style:family="text">
      <style:text-properties style:font-name="Arial" fo:font-size="14pt" fo:font-weight="bold" officeooo:rsid="004ae9c9" style:font-name-asian="Lucida Sans Unicode" style:font-size-asian="14pt" style:font-weight-asian="bold" style:font-name-complex="Tahoma1" style:font-size-complex="14pt" style:font-weight-complex="bold"/>
    </style:style>
    <style:style style:name="T82" style:family="text">
      <style:text-properties style:font-name="Arial" officeooo:rsid="00b273b8"/>
    </style:style>
    <style:style style:name="T83" style:family="text">
      <style:text-properties officeooo:rsid="00165fcd"/>
    </style:style>
    <style:style style:name="T84" style:family="text">
      <style:text-properties style:font-name="Arial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85" style:family="text">
      <style:text-properties style:font-name="Arial" officeooo:rsid="00389a3e"/>
    </style:style>
    <style:style style:name="T86" style:family="text">
      <style:text-properties style:font-name="Arial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87" style:family="text">
      <style:text-properties style:font-name="Arial" fo:font-size="14pt" fo:font-weight="bold" officeooo:rsid="00b3f083" style:font-name-asian="Lucida Sans Unicode" style:font-size-asian="14pt" style:font-weight-asian="bold" style:font-name-complex="Tahoma1" style:font-size-complex="14pt" style:font-weight-complex="bold"/>
    </style:style>
    <style:style style:name="T88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89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90" style:family="text">
      <style:text-properties officeooo:rsid="004efbc1"/>
    </style:style>
    <style:style style:name="T91" style:family="text">
      <style:text-properties officeooo:rsid="00b3f083"/>
    </style:style>
    <style:style style:name="T92" style:family="text">
      <style:text-properties officeooo:rsid="004f6544"/>
    </style:style>
    <style:style style:name="T93" style:family="text">
      <style:text-properties style:font-name="Arial" fo:font-size="14pt" fo:language="bg" fo:country="BG" style:text-underline-style="none" fo:font-weight="bold" officeooo:rsid="008536e4" style:font-name-asian="Lucida Sans Unicode" style:font-size-asian="14pt" style:font-weight-asian="bold" style:font-name-complex="Tahoma1" style:font-size-complex="14pt" style:font-weight-complex="bold"/>
    </style:style>
    <style:style style:name="T94" style:family="text">
      <style:text-properties style:font-name="Arial" fo:language="bg" fo:country="BG" style:text-underline-style="none" officeooo:rsid="002bfd58"/>
    </style:style>
    <style:style style:name="T95" style:family="text">
      <style:text-properties style:font-name="Arial" fo:language="bg" fo:country="BG" style:text-underline-style="none" officeooo:rsid="008536e4"/>
    </style:style>
    <style:style style:name="T96" style:family="text">
      <style:text-properties officeooo:rsid="0018f3e4"/>
    </style:style>
    <style:style style:name="T97" style:family="text">
      <style:text-properties style:use-window-font-color="true" loext:opacity="0%" style:font-name="Arial" fo:language="bg" fo:country="BG" style:text-underline-style="none" officeooo:rsid="002bfd58"/>
    </style:style>
    <style:style style:name="T98" style:family="text">
      <style:text-properties officeooo:rsid="001aa35c"/>
    </style:style>
    <style:style style:name="T99" style:family="text">
      <style:text-properties style:font-name="Arial" fo:language="bg" fo:country="BG" officeooo:rsid="002bfd58"/>
    </style:style>
    <style:style style:name="T100" style:family="text">
      <style:text-properties officeooo:rsid="008ce8a1"/>
    </style:style>
    <style:style style:name="T101" style:family="text">
      <style:text-properties style:font-name="Arial" fo:language="bg" fo:country="BG" officeooo:rsid="001aa35c"/>
    </style:style>
    <style:style style:name="T102" style:family="text">
      <style:text-properties officeooo:rsid="001c4ee4"/>
    </style:style>
    <style:style style:name="T103" style:family="text">
      <style:text-properties style:font-name="Arial" fo:language="bg" fo:country="BG" officeooo:rsid="008ce8a1"/>
    </style:style>
    <style:style style:name="T104" style:family="text">
      <style:text-properties style:font-name="Arial" fo:language="en" fo:country="US" officeooo:rsid="008ce8a1"/>
    </style:style>
    <style:style style:name="T105" style:family="text">
      <style:text-properties style:font-name="Arial" fo:language="bg" fo:country="BG" fo:font-weight="bold"/>
    </style:style>
    <style:style style:name="T106" style:family="text">
      <style:text-properties officeooo:rsid="00172f72"/>
    </style:style>
    <style:style style:name="T107" style:family="text">
      <style:text-properties officeooo:rsid="002e8d3a"/>
    </style:style>
    <style:style style:name="T108" style:family="text">
      <style:text-properties officeooo:rsid="0048de03"/>
    </style:style>
    <style:style style:name="T109" style:family="text">
      <style:text-properties officeooo:rsid="001ea3f4"/>
    </style:style>
    <style:style style:name="T110" style:family="text">
      <style:text-properties fo:language="bg" fo:country="BG" fo:font-weight="bold" style:font-weight-asian="bold" style:font-weight-complex="bold"/>
    </style:style>
    <style:style style:name="T111" style:family="text">
      <style:text-properties fo:language="bg" fo:country="BG" officeooo:rsid="001ea3f4"/>
    </style:style>
    <style:style style:name="T112" style:family="text">
      <style:text-properties style:font-name="Arial" fo:language="bg" fo:country="BG" officeooo:rsid="002ba52b"/>
    </style:style>
    <style:style style:name="T113" style:family="text">
      <style:text-properties style:font-name="Arial" fo:language="bg" fo:country="BG" officeooo:rsid="001ea3f4"/>
    </style:style>
    <style:style style:name="T114" style:family="text">
      <style:text-properties style:font-name="Arial" fo:language="bg" fo:country="BG" fo:font-style="italic" officeooo:rsid="002214ce" style:font-style-asian="italic" style:font-style-complex="italic"/>
    </style:style>
    <style:style style:name="T115" style:family="text">
      <style:text-properties style:font-name="Arial" fo:language="bg" fo:country="BG" fo:font-style="italic" officeooo:rsid="00271f67" style:font-style-asian="italic" style:font-style-complex="italic"/>
    </style:style>
    <style:style style:name="T116" style:family="text">
      <style:text-properties style:font-name="Arial" fo:language="en" fo:country="US" fo:font-style="italic" officeooo:rsid="007ba4cc" style:font-style-asian="italic" style:font-style-complex="italic"/>
    </style:style>
    <style:style style:name="T117" style:family="text">
      <style:text-properties style:font-name="Arial" fo:language="bg" fo:country="BG" fo:font-style="italic" officeooo:rsid="007ba4cc" style:font-style-asian="italic" style:font-style-complex="italic"/>
    </style:style>
    <style:style style:name="T118" style:family="text">
      <style:text-properties style:font-name="Arial" fo:language="bg" fo:country="BG" fo:font-style="italic" officeooo:rsid="00235273" style:font-style-asian="italic" style:font-style-complex="italic"/>
    </style:style>
    <style:style style:name="T119" style:family="text">
      <style:text-properties fo:language="bg" fo:country="BG" fo:font-weight="bold"/>
    </style:style>
    <style:style style:name="T120" style:family="text">
      <style:text-properties fo:font-size="10pt" fo:font-style="italic" style:font-size-asian="10pt" style:font-style-asian="italic" style:font-size-complex="10pt" style:font-style-complex="italic"/>
    </style:style>
    <style:style style:name="T121" style:family="text">
      <style:text-properties style:font-name="Arial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122" style:family="text">
      <style:text-properties style:font-name="Arial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123" style:family="text">
      <style:text-properties style:font-name="Arial" fo:font-size="10pt" fo:language="bg" fo:country="BG" fo:font-style="italic" style:font-size-asian="10pt" style:font-style-asian="italic" style:font-size-complex="10pt" style:font-style-complex="italic"/>
    </style:style>
    <style:style style:name="T124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втобиография на Георги <text:span text:style-name="T1">Д. </text:span>Сотиров</text:h>
      <text:h text:style-name="P2" text:outline-level="2">Информация за <text:span text:style-name="T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4">Георги Димитров Сотиров</text:p>
          </table:table-cell>
        </table:table-row>
        <table:table-row>
          <table:table-cell table:style-name="ContactInfo.A1" office:value-type="string">
            <text:p text:style-name="P3"><text:span text:style-name="T3">Място на пребиваване</text:span>:</text:p>
          </table:table-cell>
          <table:table-cell table:style-name="ContactInfo.B1" office:value-type="string">
            <text:p text:style-name="P5">София, <text:span text:style-name="T3">България</text:span>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4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P6"><text:a xlink:type="simple" xlink:href="mailto:gdsotirov@gmail.com" text:style-name="Internet_20_link" text:visited-style-name="Visited_20_Internet_20_Link"><text:span text:style-name="Internet_20_link"><text:span text:style-name="T4">gdsotirov@gmail.com</text:span></text:span></text:a></text:p>
          </table:table-cell>
        </table:table-row>
      </table:table>
      <text:h text:style-name="P2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4">19 Октомври 1979 г.</text:p>
          </table:table-cell>
        </table:table-row>
        <table:table-row>
          <table:table-cell table:style-name="PersonalINfo.A1" office:value-type="string">
            <text:p text:style-name="P3"><text:span text:style-name="T5">Предпочитан тип заетост</text:span>:</text:p>
          </table:table-cell>
          <table:table-cell table:style-name="PersonalINfo.B1" office:value-type="string">
            <text:p text:style-name="P4"><text:span text:style-name="T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7">Да, действащ шофьор</text:p>
          </table:table-cell>
        </table:table-row>
        <table:table-row>
          <table:table-cell table:style-name="PersonalINfo.A1" office:value-type="string">
            <text:p text:style-name="P3"><text:span text:style-name="T7">Пътуване</text:span> в чужбина: </text:p>
          </table:table-cell>
          <table:table-cell table:style-name="PersonalINfo.B1" office:value-type="string">
            <text:p text:style-name="P7">Да, без ограничения</text:p>
          </table:table-cell>
        </table:table-row>
      </table:table>
      <text:h text:style-name="P2" text:outline-level="2">Образование<text:tab/></text:h>
      <text:h text:style-name="P8" text:outline-level="3"><text:a xlink:type="simple" xlink:href="https://nbu.bg/" text:style-name="Internet_20_link" text:visited-style-name="Visited_20_Internet_20_Link"><text:span text:style-name="Internet_20_link"><text:span text:style-name="T8">Нов Български Университет</text:span></text:span></text:a> <text:span text:style-name="T9">(</text:span><text:span text:style-name="T10">Октомври</text:span><text:span text:style-name="T11"> </text:span><text:span text:style-name="T10">2012</text:span><text:span text:style-name="T11"> </text:span><text:span text:style-name="T12">–</text:span><text:span text:style-name="T11"> </text:span><text:span text:style-name="T10">Ноември</text:span><text:span text:style-name="T11"> 20</text:span><text:span text:style-name="T10">17</text:span><text:span text:style-name="T9">)</text:span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Факултет:</text:p>
          </table:table-cell>
          <table:table-cell table:style-name="Таблица5.B1" office:value-type="string">
            <text:p text:style-name="P10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3">Факултет за дистанционно, ел.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9">Специалност:</text:p>
          </table:table-cell>
          <table:table-cell table:style-name="Таблица5.B1" office:value-type="string">
            <text:p text:style-name="P11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9">Степен:</text:p>
          </table:table-cell>
          <table:table-cell table:style-name="Таблица5.B1" office:value-type="string">
            <text:p text:style-name="P11">Магистър <text:span text:style-name="T14">по бизнес администрация (МБА)</text:span></text:p>
          </table:table-cell>
        </table:table-row>
      </table:table>
      <text:h text:style-name="P12" text:outline-level="3"><text:a xlink:type="simple" xlink:href="https://tu-sofia.bg/" text:style-name="Internet_20_link" text:visited-style-name="Visited_20_Internet_20_Link"><text:span text:style-name="Internet_20_link"><text:span text:style-name="T15">Технически Университет – София</text:span></text:span></text:a> <text:span text:style-name="T16">(</text:span><text:span text:style-name="T17">Септември 1998 </text:span><text:span text:style-name="T12">–</text:span><text:span text:style-name="T17"> Юни 2002</text:span><text:span text:style-name="T16">)</text:span>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3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4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4">Бакалавър</text:p>
          </table:table-cell>
        </table:table-row>
      </table:table>
      <text:h text:style-name="P13" text:outline-level="3"><text:span text:style-name="ACRONYM"><text:span text:style-name="T18">Проф. г</text:span></text:span><text:span text:style-name="ACRONYM"><text:span text:style-name="T19">имназия</text:span></text:span><text:span text:style-name="ACRONYM"><text:span text:style-name="T20"> </text:span></text:span><text:span text:style-name="ACRONYM">Акад. </text:span><text:a xlink:type="simple" xlink:href="http://en.wikipedia.org/wiki/Sergei_Korolev" text:style-name="Internet_20_link" text:visited-style-name="Visited_20_Internet_20_Link"><text:span text:style-name="Internet_20_link">С. П. Корольов</text:span></text:a> <text:span text:style-name="T21">(</text:span><text:span text:style-name="T22">Септември 1994 </text:span><text:span text:style-name="T12">–</text:span><text:span text:style-name="T22"> Май 1998</text:span><text:span text:style-name="T21">)</text:span>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4">Електрообзавеждане на промишлени предприятия</text:p>
          </table:table-cell>
        </table:table-row>
      </table:table>
      <text:h text:style-name="P14" text:outline-level="2">Допълнителни квалификации<text:tab/></text:h>
      <text:h text:style-name="P15" text:outline-level="3"><text:a xlink:type="simple" xlink:href="https://cloud.google.com/learn/certification/cloud-architect" text:style-name="Internet_20_link" text:visited-style-name="Visited_20_Internet_20_Link"><text:span text:style-name="Strong_20_Emphasis"><text:span text:style-name="T23">Professional Cloud Architect</text:span></text:span></text:a><text:span text:style-name="Strong_20_Emphasis"><text:span text:style-name="T23"> </text:span></text:span><text:span text:style-name="Strong_20_Emphasis"><text:span text:style-name="T24">(</text:span></text:span><text:span text:style-name="Strong_20_Emphasis"><text:span text:style-name="T23">Юни 2024 – Юни 2026</text:span></text:span><text:span text:style-name="Strong_20_Emphasis"><text:span text:style-name="T24">)</text:span></text:span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6"><text:span text:style-name="T25">Организация</text:span>:</text:p>
          </table:table-cell>
          <table:table-cell table:style-name="Таблица12.B1" office:value-type="string">
            <text:p text:style-name="P17"><text:a xlink:type="simple" xlink:href="https://cloud.google.com/learn/?hl=bg" office:target-frame-name="_blank" xlink:show="new" text:style-name="Internet_20_link" text:visited-style-name="Visited_20_Internet_20_Link"><text:span text:style-name="Internet_20_link"><text:span text:style-name="T13">Google Cloud</text:span></text:span></text:a></text:p>
          </table:table-cell>
        </table:table-row>
        <table:table-row>
          <table:table-cell table:style-name="Таблица12.A1" office:value-type="string">
            <text:p text:style-name="P18">Проверка:</text:p>
          </table:table-cell>
          <table:table-cell table:style-name="Таблица12.B1" office:value-type="string">
            <text:p text:style-name="P17"><text:a xlink:type="simple" xlink:href="https://www.credly.com/badges/91cd2fb4-fb3b-4168-a647-b66ebdbca2b1" office:target-frame-name="_blank" xlink:show="new" text:style-name="Internet_20_link" text:visited-style-name="Visited_20_Internet_20_Link"><text:span text:style-name="T4">Виж удостоверение</text:span></text:a></text:p>
          </table:table-cell>
        </table:table-row>
      </table:table>
      <text:h text:style-name="P19" text:outline-level="3"><text:a xlink:type="simple" xlink:href="https://www.lpi.org/our-certifications/lpic-1-overview" text:style-name="Internet_20_link" text:visited-style-name="Visited_20_Internet_20_Link"><text:span text:style-name="Strong_20_Emphasis"><text:span text:style-name="T26">LPIC-1</text:span></text:span></text:a><text:span text:style-name="Strong_20_Emphasis"><text:span text:style-name="T27">: Linux Administrator </text:span></text:span><text:span text:style-name="Strong_20_Emphasis"><text:span text:style-name="T28">(</text:span></text:span><text:span text:style-name="T29">Февруари</text:span><text:span text:style-name="T30"> 20</text:span><text:span text:style-name="T31">2</text:span><text:span text:style-name="T29">0 – </text:span><text:span text:style-name="T32">Февруари 2025</text:span><text:span text:style-name="T33">)</text:span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"><text:span text:style-name="T25">Организация</text:span>:</text:p>
          </table:table-cell>
          <table:table-cell table:style-name="Таблица8.B1" office:value-type="string">
            <text:p text:style-name="P21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>
          <table:table-cell table:style-name="Таблица8.A1" office:value-type="string">
            <text:p text:style-name="P22">Проверка:</text:p>
          </table:table-cell>
          <table:table-cell table:style-name="Таблица8.B1" office:value-type="string">
            <text:p text:style-name="P21"><text:a xlink:type="simple" xlink:href="http://lpi.org/v/LPI000442041/fzawzmt2mx" text:style-name="Internet_20_link" text:visited-style-name="Visited_20_Internet_20_Link"><text:span text:style-name="T4">Ви</text:span><text:span text:style-name="T34">ж удостоверение</text:span></text:a></text:p>
          </table:table-cell>
        </table:table-row>
      </table:table>
      <text:h text:style-name="P23" text:outline-level="3"><text:a xlink:type="simple" xlink:href="https://www.lpi.org/our-certifications/linux-essentials-overview" text:style-name="Internet_20_link" text:visited-style-name="Visited_20_Internet_20_Link"><text:span text:style-name="Strong_20_Emphasis"><text:span text:style-name="T35">LE-1</text:span></text:span></text:a><text:span text:style-name="Strong_20_Emphasis"><text:span text:style-name="T35">: Linux Essentials </text:span></text:span><text:span text:style-name="Strong_20_Emphasis"><text:span text:style-name="T36">(</text:span></text:span>Декември 2019<text:span text:style-name="T36">)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"><text:span text:style-name="T25">Организация</text:span>:</text:p>
          </table:table-cell>
          <table:table-cell table:style-name="Таблица7.B1" office:value-type="string">
            <text:p text:style-name="P21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 table:style-name="Таблица7.2">
          <table:table-cell table:style-name="Таблица7.A1" office:value-type="string">
            <text:p text:style-name="P22">Проверка:</text:p>
          </table:table-cell>
          <table:table-cell table:style-name="Таблица7.B1" office:value-type="string">
            <text:p text:style-name="P21"><text:a xlink:type="simple" xlink:href="http://lpi.org/v/LPI000442041/6da6dfnvpc" text:style-name="Internet_20_link" text:visited-style-name="Visited_20_Internet_20_Link"><text:span text:style-name="T4">Ви</text:span><text:span text:style-name="T34">ж удостоверение</text:span></text:a></text:p>
          </table:table-cell>
        </table:table-row>
      </table:table>
      <text:h text:style-name="P24" text:outline-level="2">Умения<text:tab/></text:h>
      <text:h text:style-name="P25" text:outline-level="3">Програмни езици</text:h>
      <text:p text:style-name="P26"><text:span text:style-name="T37">AWK, </text:span>C, C++, <text:span text:style-name="T38">Java, </text:span>JavaScript®, Pascal, Perl, PHP, <text:span text:style-name="T39">PL/SQL,</text:span> <text:span text:style-name="T40">Python, </text:span>Shell <text:span text:style-name="T41">(</text:span><text:span text:style-name="T42">основно</text:span><text:span text:style-name="T41"> Bash)</text:span></text:p>
      <text:h text:style-name="P27" text:outline-level="3"><text:soft-page-break/>Езици за маркиране и стилове</text:h>
      <text:p text:style-name="P28">CSS, Markdown, (X)HTML, XML, XSL, YAML</text:p>
      <text:h text:style-name="P25" text:outline-level="3">Среди за разработка<text:span text:style-name="T43"> </text:span><text:span text:style-name="T44">и редактори</text:span></text:h>
      <text:p text:style-name="P29"><text:span text:style-name="T45">Eclipse, </text:span><text:span text:style-name="T13">Microsoft®</text:span><text:span text:style-name="T46"> </text:span><text:span text:style-name="T47">Visual</text:span><text:span text:style-name="T46"> </text:span><text:span text:style-name="T47">Studio</text:span><text:span text:style-name="T48">™</text:span><text:span text:style-name="T13">, </text:span><text:span text:style-name="T49">V</text:span><text:span text:style-name="T47">isual Studio</text:span><text:span text:style-name="T48">™</text:span><text:span text:style-name="T49"> Code, </text:span><text:span text:style-name="T50">VIM</text:span></text:p>
      <text:h text:style-name="P25" text:outline-level="3">Инструменти за разработка</text:h>
      <text:p text:style-name="P28">Bugzilla, JIRA, <text:span text:style-name="T51">CVS, Subversion, </text:span>Mercurial (Hg), Git, make, CMake</text:p>
      <text:h text:style-name="P30" text:outline-level="3">Разработка и операции</text:h>
      <text:p text:style-name="P31">Ansible, Google Cloud SDK, HCL, Terraform</text:p>
      <text:h text:style-name="P25" text:outline-level="3">Бази данни и моделиране</text:h>
      <text:p text:style-name="P32"><text:span text:style-name="T13">SQL, MySQL, Oracle, </text:span>Cloud SQL for MySQL, <text:span text:style-name="T13">MySQL Workbench, </text:span><text:span text:style-name="T52">Oracle SQL Developer, PL/SQL Developer, </text:span><text:span text:style-name="T13">ProxySQL, Cloud SQL Proxy</text:span></text:p>
      <text:h text:style-name="P25" text:outline-level="3">Операционни системи</text:h>
      <text:p text:style-name="P28">Linux, Unix, Windows</text:p>
      <text:h text:style-name="P33" text:outline-level="3">Технологии за виртуализация</text:h>
      <text:p text:style-name="P34"><text:span text:style-name="T53">VMware, qemu, </text:span>Google Compute Engine</text:p>
      <text:h text:style-name="P25" text:outline-level="3">Интерфейси за връзка</text:h>
      <text:p text:style-name="P35">SNMP, TCP/IP</text:p>
      <text:h text:style-name="P25" text:outline-level="3">Езици</text:h>
      <text:p text:style-name="P35">Български, Английски</text:p>
      <text:h text:style-name="P2" text:outline-level="2">Трудов опит<text:tab/></text:h>
      <text:h text:style-name="P36" text:outline-level="3"><text:span text:style-name="Strong_20_Emphasis"><text:span text:style-name="T54">Системен архитект </text:span></text:span><text:span text:style-name="Strong_20_Emphasis"><text:span text:style-name="T55">(</text:span></text:span><text:span text:style-name="T56">Август </text:span><text:bookmark-start text:name="Codix-DevM1"/>20<text:span text:style-name="T56">20</text:span> – до сега<text:bookmark-end text:name="Codix-DevM1"/><text:span text:style-name="T57">)</text:span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7"><text:span text:style-name="T58">Организация</text:span>:</text:p>
          </table:table-cell>
          <table:table-cell table:style-name="Таблица9.B1" office:value-type="string">
            <text:p text:style-name="P38"><text:a xlink:type="simple" xlink:href="https://siteground.com/" text:style-name="Internet_20_link" text:visited-style-name="Visited_20_Internet_20_Link"><text:span text:style-name="Internet_20_link"><text:span text:style-name="T13">Сайт Граунд Хостинг</text:span></text:span></text:a></text:p>
          </table:table-cell>
        </table:table-row>
        <table:table-row>
          <table:table-cell table:style-name="Таблица9.A1" office:value-type="string">
            <text:p text:style-name="P37">Размер на екипа:</text:p>
          </table:table-cell>
          <table:table-cell table:style-name="Таблица9.B1" office:value-type="string">
            <text:p text:style-name="P39"><text:span text:style-name="T59">5</text:span><text:span text:style-name="T60">–</text:span><text:span text:style-name="T61">1</text:span><text:span text:style-name="T59">0</text:span> <text:span text:style-name="T59">човека</text:span></text:p>
          </table:table-cell>
        </table:table-row>
        <table:table-row table:style-name="Таблица9.3">
          <table:table-cell table:style-name="Таблица9.A1" office:value-type="string">
            <text:p text:style-name="P37">Задължения:</text:p>
          </table:table-cell>
          <table:table-cell table:style-name="Таблица9.B1" office:value-type="string">
            <text:p text:style-name="P40">Проектиране и разработка на облачни системи <text:span text:style-name="T62">с </text:span><text:span text:style-name="T63">използването на</text:span> <text:a xlink:type="simple" xlink:href="https://cloud.google.com/storage?hl=bg" text:style-name="Internet_20_link" text:visited-style-name="Visited_20_Internet_20_Link">Cloud Storage</text:a>, <text:a xlink:type="simple" xlink:href="https://cloud.google.com/products/compute?hl=bg" text:style-name="Internet_20_link" text:visited-style-name="Visited_20_Internet_20_Link">Compute Engine</text:a>, <text:a xlink:type="simple" xlink:href="https://cloud.google.com/kubernetes-engine/?hl=bg" text:style-name="Internet_20_link" text:visited-style-name="Visited_20_Internet_20_Link">Kubernetes Engine</text:a>, <text:a xlink:type="simple" xlink:href="https://cloud.google.com/memorystore/?hl=bg" text:style-name="Internet_20_link" text:visited-style-name="Visited_20_Internet_20_Link">Memorystore</text:a>, <text:a xlink:type="simple" xlink:href="https://cloud.google.com/sql?hl=bg" text:style-name="Internet_20_link" text:visited-style-name="Visited_20_Internet_20_Link">Cloud SQL</text:a>, <text:a xlink:type="simple" xlink:href="https://cloud.google.com/products/operations?hl=bg" text:style-name="Internet_20_link" text:visited-style-name="Visited_20_Internet_20_Link">Monitoring &amp; Logging</text:a>, <text:a xlink:type="simple" xlink:href="https://cloud.google.com/security/products/iam" text:style-name="Internet_20_link" text:visited-style-name="Visited_20_Internet_20_Link">IAM</text:a> и др. Анализ и повишаване на производителността, оптимизиране на разходите.</text:p>
          </table:table-cell>
        </table:table-row>
      </table:table>
      <text:h text:style-name="P41" text:outline-level="3"><text:span text:style-name="T64">Мениджър софтуерна разработка </text:span><text:span text:style-name="T65">(</text:span><text:bookmark-start text:name="Codix-DevM"/><text:span text:style-name="T66">Октомври 2012 – </text:span><text:bookmark-end text:name="Codix-DevM"/><text:span text:style-name="T67">Юли 2020</text:span><text:span text:style-name="T68">)</text:span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2"><text:span text:style-name="T58">Организация</text:span>:</text:p>
          </table:table-cell>
          <table:table-cell table:style-name="Таблица4.B1" office:value-type="string">
            <text:p text:style-name="P43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2">Размер на екипа:</text:p>
          </table:table-cell>
          <table:table-cell table:style-name="Таблица4.B1" office:value-type="string">
            <text:p text:style-name="P44"><text:span text:style-name="T59">5</text:span><text:span text:style-name="T60">–</text:span><text:span text:style-name="T61">1</text:span><text:span text:style-name="T59">0</text:span> <text:span text:style-name="T59">човека</text:span></text:p>
          </table:table-cell>
        </table:table-row>
        <table:table-row>
          <table:table-cell table:style-name="Таблица4.A1" office:value-type="string">
            <text:p text:style-name="P42">Задължения:</text:p>
          </table:table-cell>
          <table:table-cell table:style-name="Таблица4.B1" office:value-type="string">
            <text:p text:style-name="P45">Управление на процеса по разработка, определяне на правила и процедури, разработка на вътрешни системи и инструменти за улесняване на процеса по разработка.</text:p>
          </table:table-cell>
        </table:table-row>
      </table:table>
      <text:h text:style-name="P41" text:outline-level="3"><text:span text:style-name="T64">Ръководител екип </text:span><text:span text:style-name="T69">софтуерна разработка </text:span><text:span text:style-name="T65">(</text:span><text:bookmark-start text:name="Codix-TL"/><text:span text:style-name="T66">Януари</text:span><text:span text:style-name="T70"> 2008 – </text:span><text:bookmark-end text:name="Codix-TL"/><text:span text:style-name="T71">Юли 2020</text:span><text:span text:style-name="T68">)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"><text:span text:style-name="T58">Организация</text:span>:</text:p>
          </table:table-cell>
          <table:table-cell table:style-name="Таблица3.B1" office:value-type="string">
            <text:p text:style-name="P43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2">Размер на екипа:</text:p>
          </table:table-cell>
          <table:table-cell table:style-name="Таблица3.B1" office:value-type="string">
            <text:p text:style-name="P44"><text:span text:style-name="T59">15–20</text:span> <text:span text:style-name="T59">човека</text:span></text:p>
          </table:table-cell>
        </table:table-row>
        <table:table-row>
          <table:table-cell table:style-name="Таблица3.A1" office:value-type="string">
            <text:p text:style-name="P42">Задължения:</text:p>
          </table:table-cell>
          <table:table-cell table:style-name="Таблица3.B1" office:value-type="string">
            <text:p text:style-name="P45">Управление на виртуален екип от разработчици с експертиза в специфична сфера, разпределени в три <text:soft-page-break/>различни географски местоположения.</text:p>
          </table:table-cell>
        </table:table-row>
      </table:table>
      <text:h text:style-name="P46" text:outline-level="3"><text:span text:style-name="T72">Софтуерен разработчик </text:span><text:span text:style-name="T73">(</text:span><text:bookmark-start text:name="Codix-CSQL"/>Декември 2006 – <text:span text:style-name="T59">Декември 2007</text:span><text:bookmark-end text:name="Codix-CSQL"/><text:span text:style-name="T57">)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<text:span text:style-name="T58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44">5<text:span text:style-name="T12">–</text:span>10 <text:span text:style-name="T74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47"><text:span text:style-name="T75">Разработка на софтуера</text:span><text:span text:style-name="T4"> </text:span><text:span text:style-name="T76">i</text:span><text:span text:style-name="T4">MX </text:span><text:span text:style-name="T75">на </text:span><text:a xlink:type="simple" xlink:href="https://en.wikipedia.org/wiki/Pro*C" text:style-name="Internet_20_link" text:visited-style-name="Visited_20_Internet_20_Link"><text:span text:style-name="Internet_20_link"><text:span text:style-name="T77">Pro*C</text:span></text:span></text:a><text:span text:style-name="T77"> и PL/SQL.</text:span></text:p>
          </table:table-cell>
        </table:table-row>
      </table:table>
      <text:h text:style-name="P46" text:outline-level="3"><text:span text:style-name="T78">Старши </text:span><text:span text:style-name="T79">п</text:span><text:span text:style-name="T78">рограмист </text:span><text:span text:style-name="T73">(</text:span><text:bookmark-start text:name="OBS1"/>Октомври 2005 – <text:bookmark-end text:name="OBS1"/>Ноември 2006<text:span text:style-name="T57">)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pan text:style-name="T58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4">15 <text:span text:style-name="T74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4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8" text:outline-level="3"><text:bookmark text:name="OBS"/><text:span text:style-name="T80">Програмист </text:span><text:span text:style-name="T65">(</text:span><text:span text:style-name="T15">Юли 2003 – </text:span><text:span text:style-name="T81">Септември</text:span><text:span text:style-name="T15"> 2005</text:span><text:span text:style-name="T82">)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<text:span text:style-name="T58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44">5<text:span text:style-name="T12">–</text:span>20 <text:span text:style-name="T74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4">Разработване на програмно осигуряване в областта на застраховането.</text:p>
          </table:table-cell>
        </table:table-row>
      </table:table>
      <text:h text:style-name="P46" text:outline-level="3"><text:bookmark text:name="Xpeqt"/><text:span text:style-name="T78">Програмист на C/C++ </text:span><text:span text:style-name="T73">(</text:span>Май 2002 <text:span text:style-name="T12">–</text:span> Януари 2003<text:span text:style-name="T57">)</text:span>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<text:span text:style-name="T58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44">5 <text:span text:style-name="T8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3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4">Съкращаване на персонала поради намаляване на работата.</text:p>
          </table:table-cell>
        </table:table-row>
      </table:table>
      <text:h text:style-name="P48" text:outline-level="3"><text:span text:style-name="T84">Технически сътрудник </text:span><text:span text:style-name="T68">(</text:span><text:span text:style-name="T84">Април</text:span><text:span text:style-name="T15"> 2001 </text:span><text:span text:style-name="T85">–</text:span><text:span text:style-name="T15"> </text:span><text:span text:style-name="T84">Февруари</text:span><text:span text:style-name="T15"> 2002</text:span><text:span text:style-name="T82">)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58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4">8 <text:span text:style-name="T8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4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9" text:outline-level="3"><text:span text:style-name="T86">Системен администратор </text:span><text:span text:style-name="T87">(</text:span><text:span text:style-name="T88">С</text:span><text:span text:style-name="T89">ептември</text:span> 200<text:span text:style-name="T90">0</text:span> <text:span text:style-name="T12">–</text:span> <text:span text:style-name="T88">Я</text:span><text:span text:style-name="T89">нуари</text:span> 200<text:span text:style-name="T90">1</text:span><text:span text:style-name="T91">)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0"><text:span text:style-name="T58">Организация</text:span>:</text:p>
          </table:table-cell>
          <table:table-cell table:style-name="Таблица6.B1" office:value-type="string">
            <text:p text:style-name="P51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50">Размер на екипа:</text:p>
          </table:table-cell>
          <table:table-cell table:style-name="Таблица6.B1" office:value-type="string">
            <text:p text:style-name="P52"><text:span text:style-name="T92">5</text:span> <text:span text:style-name="T83">човека</text:span></text:p>
          </table:table-cell>
        </table:table-row>
        <table:table-row>
          <table:table-cell table:style-name="Таблица6.A1" office:value-type="string">
            <text:p text:style-name="P50">Задължения:</text:p>
          </table:table-cell>
          <table:table-cell table:style-name="Таблица6.B1" office:value-type="string">
            <text:p text:style-name="P52">Администрация на Windows компютри (PC) и принтери в локална мрежа (LAN).</text:p>
          </table:table-cell>
        </table:table-row>
      </table:table>
      <text:h text:style-name="P53" text:outline-level="2">Примерни проекти<text:tab/></text:h>
      <text:h text:style-name="P54" text:outline-level="3"><text:span text:style-name="T93">Януари</text:span><text:span text:style-name="T94"> 201</text:span><text:span text:style-name="T95">8</text:span><text:span text:style-name="T94"> – </text:span><text:span text:style-name="T93">Юли</text:span><text:span text:style-name="T94"> 20</text:span><text:span text:style-name="T95">20</text:span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5"><text:span text:style-name="T96">Име</text:span>:</text:p>
          </table:table-cell>
          <table:table-cell table:style-name="Таблица10.B1" office:value-type="string">
            <text:p text:style-name="P56"><text:span text:style-name="Strong_20_Emphasis"><text:span text:style-name="T97">Система за Управление на Предупреждения в Кода (CAMS)</text:span></text:span></text:p>
          </table:table-cell>
        </table:table-row>
        <table:table-row>
          <table:table-cell table:style-name="Таблица10.A1" office:value-type="string">
            <text:p text:style-name="P55"><text:span text:style-name="T98">Описание</text:span>:</text:p>
          </table:table-cell>
          <table:table-cell table:style-name="Таблица10.B1" office:value-type="string">
            <text:p text:style-name="P57">CAMS анализира журналите от изграждането на софтуера и проверката му с инструменти за статичен анализ, отсява и записва всички грешки и предупреждения, създава автоматично задачи за тях и ги назначава директно към съответния разработчик въз основа на информацията от <text:soft-page-break/>системата за контрол на версии. Системата позволява класификация и придвижване с предимство на проблемите свързани със сигурността на софтуера. Внедряването на системата подобри качеството на софтуера и сведе до минимум времето за установяване на проблемите в кода и решаването им.</text:p>
          </table:table-cell>
        </table:table-row>
        <table:table-row>
          <table:table-cell table:style-name="Таблица10.A1" office:value-type="string">
            <text:p text:style-name="P55"><text:span text:style-name="T98">Използвани технологии</text:span>:</text:p>
          </table:table-cell>
          <table:table-cell table:style-name="Таблица10.B1" office:value-type="string">
            <text:p text:style-name="P58"><text:span text:style-name="Default_20_Paragraph_20_Font"><text:span text:style-name="T99">Linux, MySQL, PHP, Perl, Subversion</text:span></text:span></text:p>
          </table:table-cell>
        </table:table-row>
        <table:table-row>
          <table:table-cell table:style-name="Таблица10.A1" office:value-type="string">
            <text:p text:style-name="P55"><text:span text:style-name="T20">Длъжност</text:span>:</text:p>
          </table:table-cell>
          <table:table-cell table:style-name="Таблица10.B1" office:value-type="string">
            <text:p text:style-name="P59"><text:span text:style-name="T100">Системен архитект</text:span>, Управител на проект</text:p>
          </table:table-cell>
        </table:table-row>
        <table:table-row>
          <table:table-cell table:style-name="Таблица10.A1" office:value-type="string">
            <text:p text:style-name="P55"><text:span text:style-name="T98">Размер на екипа</text:span>:</text:p>
          </table:table-cell>
          <table:table-cell table:style-name="Таблица10.B1" office:value-type="string">
            <text:p text:style-name="P59">5<text:span text:style-name="T12">–</text:span>10 <text:span text:style-name="T98">човека</text:span></text:p>
          </table:table-cell>
        </table:table-row>
        <table:table-row>
          <table:table-cell table:style-name="Таблица10.A1" office:value-type="string">
            <text:p text:style-name="P55"><text:span text:style-name="T98">Организация</text:span>:</text:p>
          </table:table-cell>
          <table:table-cell table:style-name="Таблица10.B1" office:value-type="string">
            <text:p text:style-name="P56"><text:a xlink:type="simple" xlink:href="#Codix-DevM" text:style-name="Internet_20_link" text:visited-style-name="Visited_20_Internet_20_Link"><text:span text:style-name="Internet_20_link"><text:span text:style-name="T101">Кодикс България</text:span></text:span></text:a></text:p>
          </table:table-cell>
        </table:table-row>
        <table:table-row>
          <table:table-cell table:style-name="Таблица10.A1" office:value-type="string">
            <text:p text:style-name="P55">Описание на организацията:</text:p>
          </table:table-cell>
          <table:table-cell table:style-name="Таблица10.B1" office:value-type="string">
            <text:p text:style-name="P57">CODIX е софтуерната компания зад iMX – системата за събит<text:span text:style-name="T102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0" text:outline-level="3"><text:span text:style-name="T96">Април</text:span> 2011 – <text:span text:style-name="T9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61"><text:span text:style-name="T96">Име</text:span>:</text:p>
          </table:table-cell>
          <table:table-cell table:style-name="Таблица15.B1" office:value-type="string">
            <text:p text:style-name="P62"><text:span text:style-name="Strong_20_Emphasis"><text:span text:style-name="T97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61"><text:span text:style-name="T98">Описание</text:span>:</text:p>
          </table:table-cell>
          <table:table-cell table:style-name="Таблица15.B1" office:value-type="string">
            <text:p text:style-name="P63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61"><text:span text:style-name="T98">Използвани технологии</text:span>:</text:p>
          </table:table-cell>
          <table:table-cell table:style-name="Таблица15.B1" office:value-type="string">
            <text:p text:style-name="P64"><text:span text:style-name="Default_20_Paragraph_20_Font"><text:span text:style-name="T99">Linux, MySQL, Perl, </text:span></text:span><text:span text:style-name="Default_20_Paragraph_20_Font"><text:span text:style-name="T103">S</text:span></text:span><text:span text:style-name="Default_20_Paragraph_20_Font"><text:span text:style-name="T104">ubversion</text:span></text:span></text:p>
          </table:table-cell>
        </table:table-row>
        <table:table-row>
          <table:table-cell table:style-name="Таблица15.A1" office:value-type="string">
            <text:p text:style-name="P61"><text:span text:style-name="T20">Длъжност</text:span>:</text:p>
          </table:table-cell>
          <table:table-cell table:style-name="Таблица15.B1" office:value-type="string">
            <text:p text:style-name="P65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61"><text:span text:style-name="T98">Размер на екипа</text:span>:</text:p>
          </table:table-cell>
          <table:table-cell table:style-name="Таблица15.B1" office:value-type="string">
            <text:p text:style-name="P66">5<text:span text:style-name="T12">–</text:span>10 <text:span text:style-name="T98">човека</text:span></text:p>
          </table:table-cell>
        </table:table-row>
        <table:table-row>
          <table:table-cell table:style-name="Таблица15.A1" office:value-type="string">
            <text:p text:style-name="P61"><text:span text:style-name="T98">Организация</text:span>:</text:p>
          </table:table-cell>
          <table:table-cell table:style-name="Таблица15.B1" office:value-type="string">
            <text:p text:style-name="P62"><text:a xlink:type="simple" xlink:href="#Codix-DevM" text:style-name="Internet_20_link" text:visited-style-name="Visited_20_Internet_20_Link"><text:span text:style-name="Internet_20_link"><text:span text:style-name="T101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61">Описание на организацията:</text:p>
          </table:table-cell>
          <table:table-cell table:style-name="Таблица15.B1" office:value-type="string">
            <text:p text:style-name="P63">CODIX е софтуерната компания зад iMX – системата за събит<text:span text:style-name="T102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7" text:outline-level="3"><text:bookmark text:name="EP-12"/>Юни 2002 <text:span text:style-name="T1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05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4">EP-12 е И<text:span text:style-name="T106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4">Измерване на шупливост чрез елипсометрия</text:span></text:a><text:span text:style-name="T13">,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4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4">около 25 <text:span text:style-name="T107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58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58">организацията</text:span>:</text:p>
          </table:table-cell>
          <table:table-cell table:style-name="SampleProjects1.B1" office:value-type="string">
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33" text:outline-level="3"><text:soft-page-break/>Март 200<text:span text:style-name="T108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8"><text:span text:style-name="T109">Име</text:span>:</text:p>
          </table:table-cell>
          <table:table-cell table:style-name="Таблица11.B1" office:value-type="string">
            <text:p text:style-name="P69"><text:a xlink:type="simple" xlink:href="https://sotirov-bg.net/slackpack/" text:style-name="Internet_20_link" text:visited-style-name="Visited_20_Internet_20_Link"><text:span text:style-name="Internet_20_link"><text:span text:style-name="T110">SlackPack</text:span></text:span></text:a></text:p>
          </table:table-cell>
        </table:table-row>
        <table:table-row>
          <table:table-cell table:style-name="Таблица11.A1" office:value-type="string">
            <text:p text:style-name="P68"><text:span text:style-name="T109">Описание</text:span>:</text:p>
          </table:table-cell>
          <table:table-cell table:style-name="Таблица11.B1" office:value-type="string">
            <text:p text:style-name="P70"><text:span text:style-name="T4">Софтуерни пакети за </text:span><text:a xlink:type="simple" xlink:href="http://slackware.com/" text:style-name="Internet_20_link" text:visited-style-name="Visited_20_Internet_20_Link"><text:span text:style-name="Internet_20_link"><text:span text:style-name="T4">Slackware Linux</text:span></text:span></text:a><text:span text:style-name="T4"> </text:span><text:span text:style-name="T111">ОС</text:span><text:span text:style-name="T4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68"><text:span text:style-name="T109">Използвани технологии</text:span>:</text:p>
          </table:table-cell>
          <table:table-cell table:style-name="Таблица11.B1" office:value-type="string">
            <text:p text:style-name="P71"><text:span text:style-name="Default_20_Paragraph_20_Font"><text:span text:style-name="T112">Perl, </text:span></text:span><text:span text:style-name="Default_20_Paragraph_20_Font"><text:span text:style-name="T13">MySQL, (X)HTML, CSS, Shell </text:span></text:span><text:span text:style-name="Default_20_Paragraph_20_Font"><text:span text:style-name="T113">скриптове</text:span></text:span><text:span text:style-name="Default_20_Paragraph_20_Font"><text:span text:style-name="T13">, </text:span></text:span><text:span text:style-name="Default_20_Paragraph_20_Font"><text:span text:style-name="T112">VMware, qemu</text:span></text:span></text:p>
          </table:table-cell>
        </table:table-row>
        <table:table-row>
          <table:table-cell table:style-name="Таблица11.A1" office:value-type="string">
            <text:p text:style-name="P68"><text:span text:style-name="T109">Организация</text:span>:</text:p>
          </table:table-cell>
          <table:table-cell table:style-name="Таблица11.B1" office:value-type="string">
            <text:p text:style-name="P72">Личен проект</text:p>
          </table:table-cell>
        </table:table-row>
      </table:table>
      <text:p text:style-name="P73"/>
      <text:p text:style-name="P74"><text:span text:style-name="Citation"><text:span text:style-name="T114">Виж съ</text:span></text:span><text:span text:style-name="Citation"><text:span text:style-name="T115">що </text:span></text:span><text:span text:style-name="Citation"><text:span text:style-name="T116">п</text:span></text:span><text:span text:style-name="Citation"><text:span text:style-name="T117">рофилите ми в</text:span></text:span><text:span text:style-name="Citation"><text:span text:style-name="T114"> </text:span></text:span><text:a xlink:type="simple" xlink:href="https://github.com/gdsotirov" text:style-name="Internet_20_link" text:visited-style-name="Visited_20_Internet_20_Link"><text:span text:style-name="Internet_20_link"><text:span text:style-name="T118">GitHub</text:span></text:span></text:a><text:span text:style-name="Citation"><text:span text:style-name="T114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14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14"> </text:span></text:span><text:span text:style-name="Citation"><text:span text:style-name="T115">и</text:span></text:span><text:span text:style-name="Citation"><text:span text:style-name="T114"> </text:span></text:span><text:a xlink:type="simple" xlink:href="http://sotirov-bg.net/~gsotirov/projects/" text:style-name="Internet_20_link" text:visited-style-name="Visited_20_Internet_20_Link"><text:span text:style-name="Internet_20_link"><text:span text:style-name="T115">други лични проекти</text:span></text:span></text:a><text:span text:style-name="Citation"><text:span text:style-name="T118">.</text:span></text:span></text:p>
      <text:h text:style-name="P2" text:outline-level="2">Препоръки<text:tab/></text:h>
      <text:p text:style-name="P75"><text:span text:style-name="T119">Забележка</text:span><text:span text:style-name="T4">: Препоръки се предоставят при поискване.</text:span></text:p>
      <text:p text:style-name="P75"><text:span text:style-name="T4"/></text:p>
      <text:p text:style-name="P75"><text:span text:style-name="T4"/></text:p>
      <text:p text:style-name="P75"><text:span text:style-name="T4"/></text:p>
      <text:p text:style-name="P76"><text:span text:style-name="T120">Последна промяна: </text:span><text:span text:style-name="T120"><text:date style:data-style-name="N36" text:date-value="2024-10-10T10:03:44.908000230">10.10.2024 г.</text:date></text:span></text:p>
      <text:p text:style-name="Standard"><text:span text:style-name="T121">Най-пълна и текуща версия на документа м</text:span><text:span text:style-name="T122">оже да бъде намерена</text:span><text:span text:style-name="T121"> на</text:span><text:span text:style-name="T123"> </text:span><text:a xlink:type="simple" xlink:href="http://sotirov-bg.net/~gsotirov/cv/" text:style-name="Internet_20_link" text:visited-style-name="Visited_20_Internet_20_Link"><text:span text:style-name="Internet_20_link"><text:span text:style-name="T124">http://sotirov-bg.net/~gsotirov/cv/</text:span></text:span></text:a>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Consolas" svg:font-family="Consolas, 'Courier New', monospac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Georgi Sotirov</meta:initial-creator>
    <meta:creation-date>2005-08-28T16:46:32</meta:creation-date>
    <dc:date>2024-10-10T10:03:44.322000000</dc:date>
    <dc:language>bg-BG</dc:language>
    <meta:editing-cycles>283</meta:editing-cycles>
    <meta:editing-duration>PT10H2M25S</meta:editing-duration>
    <meta:document-statistic meta:table-count="21" meta:image-count="0" meta:object-count="0" meta:page-count="5" meta:paragraph-count="203" meta:word-count="984" meta:character-count="7155" meta:non-whitespace-character-count="6351"/>
    <meta:user-defined meta:name="Info 1"/>
    <meta:user-defined meta:name="Info 2"/>
    <meta:user-defined meta:name="Info 3"/>
    <meta:user-defined meta:name="Info 4"/>
  </office:meta>
</office:document-meta>
</file>